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left"/>
    </style:style>
  </office:automatic-styles>
  <office:body>
    <office:text>
      <text:p text:style-name="P1"><text:span text:style-name="T1">Alexandre Ricci</text:span></text:p>
      <text:p text:style-name="P1"><text:span text:style-name="T1">Hugo Pointier</text:span></text:p>
      <text:p text:style-name="P1"><text:span text:style-name="T2"/></text:p>
      <text:p text:style-name="P2"><text:span text:style-name="T3">Rapport</text:span></text:p>
      <text:p text:style-name="P2"><text:span text:style-name="T4"/></text:p>
      <text:p text:style-name="P3"><text:span text:style-name="T5">On a traité le sujet jusqu’au niveau 1.</text:span></text:p>
      <text:p text:style-name="P3"><text:span text:style-name="T5">On a été bloqué par un problème au niveau de la reproduction des pucerons. En effet, quand un puceron se reproduit il en crée bien (que l’on ne voit pas avec les fleche directionnel utilisé pour l’affichage car conditionné par une direction par contre on voit des trous sur le côté droit de la grille car l’affichage ne va pas montrer la tomate car un puceron est sur la case, mais si on ne met pas de condition de direction on le voit bien apparaître à côté de son parent et être immobile.)</text:span></text:p>
      <text:p text:style-name="P3"><text:span text:style-name="T5">Par contre au tour c’est un autre puceron qui va apparaître au tour d'après a une localisation différente et va bouger mais pas se reproduire. On a pas réussi à déterminer le problème exact et donc à le résoudre. On suspecte un problème au niveau du passage de pointeur dans le tableau car un puceron est créé mais un autre va apparaître et comme il ne se reproduit pas son compteur ne doit pas être mis à jour.</text:span></text:p>
      <text:p text:style-name="P3"><text:span text:style-name="T5">Au niveau des difficulté hormis ce problème, on avait fait dans l’ensemble puceron un tableau de pointeur sur puceron mais cela créait un problème ou quand l’on essayait de passer un élément de ce tableau a d’autre fonction, elle lisait des valeurs qui ne correspondait pas à ce qui était contenu dans le puceron et faisait donc crasher le programme et cela a été difficile de détecter d'ou cela venait.</text:span></text:p>
      <text:p text:style-name="P3"><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